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officeooo:rsid="00122e41" officeooo:paragraph-rsid="00122e41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la1</text:p>
      <text:p text:style-name="P1">Aluna:Mikhaelle de Carvalho Bueno 15/0018673</text:p>
      <text:p text:style-name="P1"/>
      <text:p text:style-name="P1">1. O que são sistemas embarcados?</text:p>
      <text:p text:style-name="P1"><text:tab/>São sistemas controlados por computadores completos, circuitos integrados feitos sob medida, fpgas ou microprocessadores que exercem uma ativida ou tem um propósito específico e é dedicado para algum outro sistema. Por exemplo, um carro automático possui sistemas embarcados em que um micro controla os sistemas de freio, outro o cambio, outro o airbag e assim por diante.</text:p>
      <text:p text:style-name="P1"/>
      <text:p text:style-name="P1">2. O que são sistemas microprocesssados?</text:p>
      <text:p text:style-name="P1"><text:tab/>São sistemas controlados por exclusivamente por microprocessadores.</text:p>
      <text:p text:style-name="P1"/>
      <text:p text:style-name="P1">3. Apresente aplicações de sistemas embarcados:</text:p>
      <text:p text:style-name="P1">(a) Para a indústria automotiva;</text:p>
      <text:p text:style-name="P1">Controle de acionamento para sistemas airbag.</text:p>
      <text:p text:style-name="P1">(b) Para eletrodomésticos;</text:p>
      <text:p text:style-name="P1">Controle de máquinas de lavar, como por exemplo, nível d'água, tempo de centrifugação, etc...</text:p>
      <text:p text:style-name="P1">(c) Para automação industrial.</text:p>
      <text:p text:style-name="P1">Controle de esteiras e braços mecânicos, por exemplo, em uma indústria automobilística.</text:p>
      <text:p text:style-name="P1"/>
      <text:p text:style-name="P1">4. Cite arquiteturas possíveis e as diferenças entre elas.</text:p>
      <text:p text:style-name="P1"><text:tab/>Os computadores completos possuem hardware e software facilmente disponíveis, com um sistema operacional e o usuário não necessita de entendimento em eletrônica, porém diferente das outras arquiteturas, a cpu tende a esquentar bastante necessitando de refrigeração e a consumir muita energia.</text:p>
      <text:p text:style-name="P1"><text:tab/>Os circuitos integrados são feitos sobre medida para alguma aplicação específica, pode ser vantajoso quanto a questão de custo, espaço e complexidade, mas tem desvantagem quanto a atualização que só pode ser feita fisicamente.</text:p>
      <text:p text:style-name="P1"><text:tab/>As FPGAs são placas com portas lógicas flip-flop conectados por linguagem de hardware, elas possuem plataformas e linguagem próprias, sendo mais limitada sua programação do que outras arquiteturas que podem ser programadas em linguagens de mais alto nível.</text:p>
      <text:p text:style-name="P1"><text:tab/>Os microcontroladores possuem processadores, memória e periféricos de entrada e saída e podem ser programados, eles consomem menos energia, esquentam menos e tem temporizadores mais precisos, porém tem uma memória curta.</text:p>
      <text:p text:style-name="P1"/>
      <text:p text:style-name="P1">5. Por que usamos o MSP430 na disciplina, ao invés de outro microcontrolador?</text:p>
      <text:p text:style-name="P1"><text:tab/>O MSP430 é um microcontrolador de fácil acesso e baixo custo muito atrativo para aplicações específicas que não demandam muita memória, além de possuir uma plataforma didática e material disponível. Por ser programado em c ele se assemelha de outras plataformas utilizadas na indúst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2:59:56.674000000</meta:creation-date>
    <dc:date>2017-08-09T23:02:03.989000000</dc:date>
    <meta:editing-duration>PT2M14S</meta:editing-duration>
    <meta:editing-cycles>1</meta:editing-cycles>
    <meta:document-statistic meta:table-count="0" meta:image-count="0" meta:object-count="0" meta:page-count="1" meta:paragraph-count="20" meta:word-count="342" meta:character-count="2343" meta:non-whitespace-character-count="2014"/>
    <meta:generator>LibreOffice/5.1.1.3$Windows_x86 LibreOffice_project/89f508ef3ecebd2cfb8e1def0f0ba9a803b88a6d</meta:generator>
  </office:meta>
</office:document-meta>
</file>